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dcdc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dcdce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dcdce" style:font-size-asian="13pt" style:font-name-complex="Sanskrit 2003" style:font-size-complex="13pt"/>
    </style:style>
    <style:style style:name="P4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officeooo:paragraph-rsid="001dcdce"/>
    </style:style>
    <style:style style:name="P5" style:family="paragraph" style:parent-style-name="Footnote">
      <style:text-properties officeooo:rsid="03f67ea4" officeooo:paragraph-rsid="03f67ea4"/>
    </style:style>
    <style:style style:name="P6" style:family="paragraph" style:parent-style-name="Footnote">
      <style:text-properties officeooo:rsid="03f8e656" officeooo:paragraph-rsid="03f8e656"/>
    </style:style>
    <style:style style:name="P7" style:family="paragraph" style:parent-style-name="Footnote">
      <style:text-properties officeooo:rsid="0400e4b8" officeooo:paragraph-rsid="0400e4b8"/>
    </style:style>
    <style:style style:name="P8" style:family="paragraph" style:parent-style-name="Footnote">
      <style:text-properties officeooo:rsid="0401af75" officeooo:paragraph-rsid="0401af75"/>
    </style:style>
    <style:style style:name="P9" style:family="paragraph" style:parent-style-name="Footnote">
      <style:text-properties officeooo:rsid="0401e4d2" officeooo:paragraph-rsid="0401e4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e91ea7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3f244e5"/>
    </style:style>
    <style:style style:name="T5" style:family="text">
      <style:text-properties fo:color="#000000" officeooo:rsid="03e95a2f"/>
    </style:style>
    <style:style style:name="T6" style:family="text">
      <style:text-properties fo:color="#000000" officeooo:rsid="03f8965e"/>
    </style:style>
    <style:style style:name="T7" style:family="text">
      <style:text-properties officeooo:rsid="03e95a2f"/>
    </style:style>
    <style:style style:name="T8" style:family="text">
      <style:text-properties officeooo:rsid="03f67ea4"/>
    </style:style>
    <style:style style:name="T9" style:family="text">
      <style:text-properties officeooo:rsid="03f8c444"/>
    </style:style>
    <style:style style:name="T10" style:family="text">
      <style:text-properties officeooo:rsid="03f8e656"/>
    </style:style>
    <style:style style:name="T11" style:family="text">
      <style:text-properties style:font-name="Sanskrit 2003" fo:font-size="13pt" style:font-size-asian="13pt" style:font-name-complex="Sanskrit 2003" style:font-size-complex="13pt"/>
    </style:style>
    <style:style style:name="T12" style:family="text">
      <style:text-properties style:font-name="Sanskrit 2003" fo:font-size="13pt" officeooo:rsid="03f8e656" style:font-size-asian="13pt" style:font-name-complex="Sanskrit 2003" style:font-size-complex="13pt"/>
    </style:style>
    <style:style style:name="T13" style:family="text">
      <style:text-properties style:font-name="Sanskrit 2003" fo:font-size="13pt" officeooo:rsid="03e95a2f" style:font-size-asian="13pt" style:font-name-complex="Sanskrit 2003" style:font-size-complex="13pt"/>
    </style:style>
    <style:style style:name="T14" style:family="text">
      <style:text-properties style:font-name="Sanskrit 2003" fo:font-size="13pt" officeooo:rsid="03fa52f5" style:font-size-asian="13pt" style:font-name-complex="Sanskrit 2003" style:font-size-complex="13pt"/>
    </style:style>
    <style:style style:name="T15" style:family="text">
      <style:text-properties style:font-name="Sanskrit 2003" fo:font-size="13pt" officeooo:rsid="03fd67a4" style:font-size-asian="13pt" style:font-name-complex="Sanskrit 2003" style:font-size-complex="13pt"/>
    </style:style>
    <style:style style:name="T16" style:family="text">
      <style:text-properties style:font-name="Sanskrit 2003" fo:font-size="13pt" officeooo:rsid="03ff2393" style:font-size-asian="13pt" style:font-name-complex="Sanskrit 2003" style:font-size-complex="13pt"/>
    </style:style>
    <style:style style:name="T17" style:family="text">
      <style:text-properties officeooo:rsid="0400e4b8"/>
    </style:style>
    <style:style style:name="T18" style:family="text">
      <style:text-properties officeooo:rsid="0401af75"/>
    </style:style>
    <style:style style:name="T19" style:family="text">
      <style:text-properties officeooo:rsid="03e9bb9a"/>
    </style:style>
    <style:style style:name="T20" style:family="text">
      <style:text-properties officeooo:rsid="0401e4d2"/>
    </style:style>
    <style:style style:name="T21" style:family="text">
      <style:text-properties officeooo:rsid="04034e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एकत्रिंशोऽध्यायः <text:s/></text:p>
      <text:p text:style-name="P3"><text:span text:style-name="T1">मार्जनविधान</text:span><text:span text:style-name="T2">म्</text:span><text:line-break/>अग्निरुवाच -<text:line-break/><text:span text:style-name="T3">रक्षां स्वस्य परेषाञ्च </text:span><text:span text:style-name="T3"><text:note text:id="ftn301" text:note-class="footnote"><text:note-citation>1</text:note-citation><text:note-body><text:p text:style-name="P5">वक्ष्ये संमार्जनाह्वयां</text:p></text:note-body></text:note></text:span><text:span text:style-name="T3">वक्ष्ये</text:span><text:span text:style-name="T4">ऽपा</text:span><text:span text:style-name="T3">मार्जनाह्वया</text:span><text:span text:style-name="T4">म्</text:span><text:span text:style-name="T3"> । <text:line-break/>यया विमुच्यते दुःखैः </text:span><text:span text:style-name="T3"><text:note text:id="ftn302" text:note-class="footnote"><text:note-citation>2</text:note-citation><text:note-body><text:p text:style-name="P5">सुखं ब्रह्माप्नुयान्नरः</text:p></text:note-body></text:note></text:span><text:span text:style-name="T3">सुखञ्च प्राप्नुयान्नरः <text:s/>॥१</text:span><text:span text:style-name="T5">॥</text:span><text:span text:style-name="T3"> <text:line-break/></text:span><text:span text:style-name="T4">ॐ</text:span><text:span text:style-name="T3"> नमः परमार्थाय पुरुषाय महात्मने । </text:span><text:line-break/>अरूपबहुरूपाय व्यापिने परमात्मने ॥२<text:span text:style-name="T7">॥</text:span><text:line-break/>निष्कल्मषाय शुद्धाय ध्यानयोगरताय च । <text:line-break/>नमस्कृत्य प्रवक्ष्यामि यत्तत्सिध्यतु मे वचः ॥३<text:span text:style-name="T7">॥</text:span> <text:line-break/>वराहाय नृसिंहाय वामनाय <text:note text:id="ftn303" text:note-class="footnote"><text:note-citation>3</text:note-citation><text:note-body><text:p text:style-name="P5">महात्मने</text:p></text:note-body></text:note>महामुने । <text:line-break/>नमस्कृत्य प्रवक्ष्यामि यत्तत्सिध्यतु मे वचः ॥४<text:span text:style-name="T7">॥</text:span> </text:p>
      <text:p text:style-name="P3">त्रिविक्रमाय रामाय वैकुण्ठाय नराय च । <text:s/><text:line-break/>नमस्कृत्य प्रवक्ष्यामि यत्तत्सिध्यतु मे वचः ॥५<text:span text:style-name="T7">॥</text:span> <text:line-break/>वराह नरसिंहेश वामनेश त्रिविक्रम । <text:line-break/>ह<text:span text:style-name="T8">य</text:span>ग्रीवेश सर्वेश हृषीकेश हराशुभम् ॥६<text:span text:style-name="T7">॥</text:span> <text:line-break/>अपराजित चक्राद्यैश्चतुर्भिः परमायुधैः । <text:line-break/>अखण्डितानुभावैस्त्वं <text:s/>सर्वदुष्टहरो भव ॥७<text:span text:style-name="T7">॥</text:span> <text:line-break/>हरामुकस्य दुरितं सर्वञ्च कुशलं कुरु । <text:line-break/>मृत्युबन्धा<text:span text:style-name="T8">र्ति</text:span>भयदं दुरितस्य च यत्फलम् ॥८<text:span text:style-name="T7">॥</text:span> <text:line-break/>पराभिध्यानसहितैः प्रयुक्त<text:span text:style-name="T8">ं चाऽऽ</text:span>भिचारकम् ।<text:span text:style-name="T3"> <text:line-break/>ग</text:span><text:span text:style-name="T6">र</text:span><text:span text:style-name="T3">स्पर्शमहारोगप्रयोगं जरया जर ॥९</text:span><text:span text:style-name="T5">॥</text:span><text:span text:style-name="T3"> <text:line-break/></text:span><text:soft-page-break/><text:span text:style-name="T6">ॐ </text:span><text:span text:style-name="T3">नमो वासुदेवाय नमः कृष्णाय खड्गिने । </text:span><text:line-break/>नमः पुष्करनेत्राय केशवाया<text:span text:style-name="T9">ऽऽ</text:span>दिचक्रिणे ॥१०<text:span text:style-name="T7">॥</text:span> <text:line-break/>नमः कमलकिञ्जल्कपीतनि<text:span text:style-name="T9">र्म</text:span>लवाससे ।<text:line-break/>महाहररिपुस्कन्ध<text:span text:style-name="T9">सृ</text:span>ष्टचक्राय चक्रिणे ॥११<text:span text:style-name="T7">॥</text:span> <text:line-break/>दंष्ट्रोद्धृतक्षितिभृते <text:s/>त्रयीमू<text:span text:style-name="T10">र्ति</text:span>मते नमः । <text:line-break/>महायज्ञवराहाय शेषभोगाङ्कशायिने ॥१२<text:span text:style-name="T7">॥</text:span> <text:line-break/>तप्तहाटककेशाग्रज्वलत्पावकलोचन<text:note text:id="ftn0" text:note-class="footnote"><text:note-citation>4</text:note-citation><text:note-body><text:p text:style-name="P6">तप्तहाटककेशान्त ज्वल्पावकलोचन</text:p></text:note-body></text:note> ।<text:line-break/>वज्राधिकनखस्पर्श दिव्यसिंह नमो<text:span text:style-name="T10">ऽ</text:span>स्तु ते ॥१३<text:span text:style-name="T7">॥</text:span> <text:line-break/>काश्यपायातिह<text:span text:style-name="T10">ृ</text:span>स्वाय ऋग्यजुःसामभूषि<text:span text:style-name="T10">णे</text:span> ।<text:line-break/>तुभ्यं वामनरूपाया<text:span text:style-name="T10">ऽऽ</text:span>क्रमते गां <text:s/>नमो नमः ॥१४<text:span text:style-name="T7">॥</text:span> <text:line-break/>वराहाशेषदुष्टानि सर्वपापफलानि वै ।<text:line-break/>म<text:span text:style-name="T10">र्द</text:span> <text:note text:id="ftn304" text:note-class="footnote"><text:note-citation>5</text:note-citation><text:note-body><text:p text:style-name="P6">नर्द</text:p></text:note-body></text:note>म<text:span text:style-name="T10">र्द</text:span> महादंष्ट्र मर्द मर्द च तत्फलम् ॥१५<text:span text:style-name="T7">॥</text:span> </text:p>
      <text:list xml:id="list4613569520244546611" text:style-name="L1">
        <text:list-item>
          <text:p text:style-name="P4"><text:span text:style-name="T11">न</text:span><text:span text:style-name="T12">ा</text:span><text:span text:style-name="T11">रसिंह करालाख्य दन्तप्रान्तानलोज्ज्वल । <text:line-break/>भञ्ज भञ्ज निनादेन </text:span><text:span text:style-name="T11"><text:note text:id="ftn305" text:note-class="footnote"><text:note-citation>6</text:note-citation><text:note-body><text:p text:style-name="P6">दुष्टान्पश्याऽऽर्ति</text:p></text:note-body></text:note></text:span><text:span text:style-name="T11">दुष्टान्यस्या</text:span><text:span text:style-name="T12">ऽऽ</text:span><text:span text:style-name="T11">र्तिनाशन ॥१६</text:span><text:span text:style-name="T13">॥</text:span><text:span text:style-name="T11"> <text:line-break/>ऋग्यजुःसामगर्भाभिर्वाग्भिर्वामनरूपधृक् । <text:line-break/>प्रशमं सर्वदुःखानि नय</text:span><text:span text:style-name="T12">त्व</text:span><text:span text:style-name="T11">स्य जना</text:span><text:span text:style-name="T12">र्द</text:span><text:span text:style-name="T11">नः ॥१७</text:span><text:span text:style-name="T13">॥</text:span><text:span text:style-name="T11"> <text:line-break/>ऐकाहिकं द्व्याहिकञ्च तथा त्रिदिवसं ज्वरम् । <text:line-break/>चातुर्थ</text:span><text:span text:style-name="T14">ि</text:span><text:span text:style-name="T11">क</text:span><text:span text:style-name="T14">ं तथाऽ</text:span><text:span text:style-name="T11">त्युग्र</text:span><text:span text:style-name="T14">ं त</text:span><text:span text:style-name="T11">थैव सतत</text:span><text:span text:style-name="T14">ं </text:span><text:span text:style-name="T11">ज्वरम् ॥१८</text:span><text:span text:style-name="T13">॥</text:span><text:span text:style-name="T11"> <text:line-break/>दोषोत्थं सन्निपातोत्थं तथैवा</text:span><text:span text:style-name="T15">ऽऽ</text:span><text:span text:style-name="T11">गन्तुकं ज्वरम् । <text:line-break/>शमं नया</text:span><text:span text:style-name="T15">ऽऽ</text:span><text:span text:style-name="T11">शु गोविन्द च्छिन्धि च्छिन्ध्यस्य वेदनाम् <text:s/>॥१९</text:span><text:span text:style-name="T13">॥</text:span><text:span text:style-name="T11"> <text:line-break/>नेत्रदुःखं शिरोदुःखं दुःख</text:span><text:span text:style-name="T15">ं चो</text:span><text:span text:style-name="T11">दरसम्भवम् । <text:line-break/></text:span><text:soft-page-break/><text:span text:style-name="T11">अ</text:span><text:span text:style-name="T16">नि</text:span><text:span text:style-name="T11">श्वासमतिश्वासं <text:s/>परितापं सवेपथुम् ॥२०</text:span><text:span text:style-name="T13">॥</text:span><text:span text:style-name="T11"> <text:line-break/>गुदघ्राणाङ्घ्रिरोगांश्च कुष्ठरोगांस्तथा क्षय</text:span><text:span text:style-name="T16">म्</text:span><text:span text:style-name="T11"> । <text:line-break/>कामलादींस्तथा रोगान्प्रमेहांश्चातिदारुणान् ॥२१</text:span><text:span text:style-name="T13">॥</text:span><text:span text:style-name="T11"> <text:line-break/>भगन्दरातिसारांश्च मुखरोगांश्च वल्गुलीम् । <text:line-break/>अश्मरीं मूत्रकृच्छ्रांश्च रोगानन्यांश्च दारुणान् ॥२२</text:span><text:span text:style-name="T13">॥</text:span><text:span text:style-name="T11"> <text:line-break/>ये वातप्रभवा रोगा ये च पित्तसमुद्भवाः । <text:line-break/>कफोद्भवाश्च ये केचित् ये चान्ये सान्निपातिकाः ॥२३</text:span><text:span text:style-name="T13">॥</text:span><text:span text:style-name="T11"> <text:line-break/>आगन्तुकाश्च ये रोगा लूता विस्फोटकादयः । <text:line-break/>ते सर्वे प्रशमं यान्तु वासुदेवापमार्जिताः</text:span><text:span text:style-name="T11"><text:note text:id="ftn306" text:note-class="footnote"><text:note-citation>7</text:note-citation><text:note-body><text:p text:style-name="P7">वासुदेवस्य किर्तनात्</text:p></text:note-body></text:note></text:span><text:span text:style-name="T11"> ॥२४</text:span><text:span text:style-name="T13">॥</text:span><text:span text:style-name="T11"> <text:line-break/>विलयं यान्तु ते सर्वे विष्णोरुच्चारणेन च । <text:s/><text:line-break/>क्षयं गच्छन्तु चाशेषास्ते चक्राभिहता हरेः ॥२५</text:span><text:span text:style-name="T13">॥</text:span><text:span text:style-name="T11"> </text:span></text:p>
        </text:list-item>
      </text:list>
      <text:p text:style-name="P3">अच्युतानन्तगोविन्दनामोच्चारण<text:span text:style-name="T17">भेषजात्</text:span> । <text:line-break/>नश्यन्ति सकला रोगाः सत्यं सत्यं वदाम्यहम् ॥२६<text:span text:style-name="T7">॥</text:span> <text:line-break/>स्थावरं जङ्गमं वा<text:span text:style-name="T17">ऽ</text:span>पि कृत्रिमं चापि यद्विषम् । <text:line-break/>दन्तोद्भवं नखभवमाकाशप्रभवं विषम् ॥२७<text:span text:style-name="T7">॥</text:span> <text:line-break/>लूतादिप्रभवं यच्च विषमन्यत्तु दुःखद<text:span text:style-name="T17">म्</text:span> ।<text:line-break/>शमं नयतु तत्सर्वं की<text:span text:style-name="T18">र्ति</text:span>तो<text:span text:style-name="T18">ऽ</text:span>स्य जना<text:span text:style-name="T18">र्द</text:span>नः<text:note text:id="ftn307" text:note-class="footnote"><text:note-citation>8</text:note-citation><text:note-body><text:p text:style-name="P8">वासुदेवस्य कीर्तनम्</text:p></text:note-body></text:note> ॥२८<text:span text:style-name="T7">॥</text:span> <text:line-break/>ग्रहान्प्रेतग्रहांश्चापि तथा वै डाकिनीग्रहान् <text:s/>। <text:line-break/>वेतालांश्च पिशाचांश्च गन्धर्वान्यक्षराक्षसान् <text:s/>॥२९<text:span text:style-name="T7">॥</text:span> <text:line-break/>शकुनीपूतनाद्यांश्च तथा वैनायकान्ग्रहान् । <text:s/><text:line-break/>मुखमण्डीं तथा क्रूरां रेवतीं वृद्धरेवतीम् ॥३०<text:span text:style-name="T7">॥</text:span> <text:line-break/>वृद्धकाख्यान् ग्रहांश्चोग्रांस्तथा मातृग्रहानपि । <text:line-break/><text:soft-page-break/>बालस्य विष्णोश्चरितं हन्तु बालग्रहानिमान् ॥३१<text:span text:style-name="T7">॥</text:span> <text:line-break/>वृद्धाश्च ये ग्रहाः केचिद्ये च बालग्रहाः क्वचित् । <text:line-break/>नरसिंहस्य ते दृष्ट्या दग्धा ये चापि यौवने ॥३२<text:span text:style-name="T7">॥</text:span> <text:line-break/>सदा <text:s/>करालवदनो न<text:span text:style-name="T18">ा</text:span>रसिंहो महाबलः । <text:s/><text:line-break/>ग्रहानशेषान्निःशेषान्करोतु जगतो हितः<text:note text:id="ftn308" text:note-class="footnote"><text:note-citation>9</text:note-citation><text:note-body><text:p text:style-name="P8">हरिः</text:p></text:note-body></text:note> ॥३३<text:span text:style-name="T7">॥</text:span> <text:line-break/>नरसिंह महासिंह ज्वालामालोज्ज्वलानन । <text:line-break/>ग्रहानशेषान्सर्वेश खाद खादाग्निलोचन ॥३४<text:span text:style-name="T7">॥</text:span> <text:line-break/>ये रोगा ये महोत्पाता यद्विषं ये महाग्रहाः । <text:line-break/>यानि च क्रूरभ<text:span text:style-name="T18">ू</text:span>तानि ग्रहपीडाश्च दारुणाः ॥३५<text:span text:style-name="T7">॥</text:span> <text:line-break/>शस्त्रक्षतेषु ये दोषा ज्वालाग<text:span text:style-name="T18">र्द</text:span>भकादयः । <text:line-break/>तानि सर्वाणि सर्वात्मा परमात्मा जना<text:span text:style-name="T18">र्द</text:span>नः ॥३६<text:span text:style-name="T7">॥</text:span> </text:p>
      <text:p text:style-name="P3">किञ्चिद्रूपं समास्<text:span text:style-name="T18">था</text:span>य वासुदेवास्य नाशय <text:span text:style-name="T19">।</text:span><text:line-break/>क्षिप्त्वा सुदर्शन<text:span text:style-name="T18">ं च</text:span>क्रं ज्वालामालातिभीषणम् ॥३७॥ <text:s/><text:line-break/>सर्वदुष्टोपशमनं कुरु देववराच्युत <text:span text:style-name="T19">।</text:span><text:line-break/>सुदर्शन महाज्वाल च्छिन्धि च्छिन्धि महारव <text:s/>॥३८<text:span text:style-name="T19">॥</text:span> <text:line-break/>स<text:span text:style-name="T18">र्व</text:span>दुष्टानि रक्षांसि क्षयं यान्तु विभीषण <text:span text:style-name="T19">।</text:span><text:line-break/>प्राच्यां प्रतीच्यां च दिशि दक्षिणोत्तरतस्तथा ॥३९<text:span text:style-name="T19">॥</text:span> <text:line-break/>रक्षाङ्करोतु सर्वात्मा नरसिंहः सुग<text:span text:style-name="T18">र्जि</text:span>तः <text:span text:style-name="T19">।</text:span> <text:line-break/>दिवि भुव्यन्त<text:span text:style-name="T18">रि</text:span>क्षे च पृष्ठतः पार्श्वतो<text:span text:style-name="T20">ऽ</text:span>ग्रतः ॥४०<text:span text:style-name="T19">॥</text:span> <text:line-break/>रक्षाङ्करोतु भगवान् बहुरूपी जना<text:span text:style-name="T20">र्द</text:span>नः <text:span text:style-name="T19">।</text:span><text:line-break/>यथा विष्णु<text:span text:style-name="T20">र्ज</text:span>गत्सर्वं सदेवासुरमानुष<text:span text:style-name="T20">म्</text:span> ॥४१<text:span text:style-name="T19">॥</text:span> <text:line-break/>तेन सत्येन दुष्टानि शममस्य व्रजन्तु वै <text:s/><text:span text:style-name="T19">।</text:span> <text:line-break/><text:soft-page-break/>यथा विष्णौ स्मृते सद्यः सङ्क्षयं यान्ति पातकाः ॥४२<text:span text:style-name="T19">॥</text:span> <text:line-break/>सत्येन तेन सकलं दुष्टमस्य प्रशाम्यतु <text:span text:style-name="T19">।</text:span> <text:line-break/><text:span text:style-name="T20">यथा यज्ञेश्वरो</text:span> विष्णु<text:span text:style-name="T20">र्देवेष्वपि</text:span> <text:span text:style-name="T20">हि</text:span> गीयते ॥४३<text:span text:style-name="T19">॥</text:span> <text:line-break/>सत्येन तेन सकलं यन्मयोक्तं तथा<text:span text:style-name="T20">ऽ</text:span>स्तु तत् <text:line-break/>शान्तिरस्तु शिवञ्चास्तु दुष्टमस्य प्रशाम्यतु ॥४<text:span text:style-name="T20">४॥</text:span> <text:line-break/>वासुदेवशरीरोत्थैः कुशैर्न्निर्मथितं मया <text:span text:style-name="T19">।</text:span> <text:s/><text:line-break/>अपमार्जत<text:span text:style-name="T20">ि</text:span> गोविन्दो नरो नारायणस्तथा ॥४६<text:span text:style-name="T19">॥</text:span><text:line-break/>तथा<text:span text:style-name="T20">ऽ</text:span>स्तु सर्वदुःखानां प्रशमो <text:note text:id="ftn309" text:note-class="footnote"><text:note-citation>10</text:note-citation><text:note-body><text:p text:style-name="P9">वचनाद्धरेः</text:p></text:note-body></text:note>जपनाद्धरेः <text:span text:style-name="T19">।</text:span></text:p>
      <text:p text:style-name="P1">अपमार्जनकं श<text:span text:style-name="T21">स्तं</text:span> सर्वरोगादिवारणम् ॥४७<text:span text:style-name="T19">॥</text:span> <text:line-break/>अ<text:span text:style-name="T21">हं</text:span> हरिः कुशो विष्णुर्हता रोगा मया तव ॥४८<text:span text:style-name="T19">॥</text:span> </text:p>
      <text:p text:style-name="P1">इत्यादिमहापुराणे आग्नेये कुशापमार्जनं नाम एकत्र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18:35.253482832</meta:creation-date>
    <dc:date>2017-04-18T15:19:09.791182464</dc:date>
    <meta:editing-duration>PT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5" meta:paragraph-count="18" meta:word-count="508" meta:character-count="2486" meta:non-whitespace-character-count="1897"/>
  </office:meta>
</office:document-meta>
</file>